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izona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lanta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timore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ffalo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olina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innati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ver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troit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n Bay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dianapoli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cksonville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nsas City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nnesota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 Orleans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Y Giants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akland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iladelphia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ttsburgh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Diego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Francisco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 Louis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mpa Bay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shington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